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 <text:s/>sudo service xrd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2 <text:s/>sudo apt-get install xrd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3 <text:s/>sudo apt-get install xvn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4 <text:s/>sudo apt-get install x11vn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5 <text:s/>sudo apt-get install tigthvncser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6 <text:s/>sudo apt-get install tightvncser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7 <text:s/>sudo apt-get upd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8 <text:s/>sudo apt-get upg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9 <text:s/>sudo rpi-upd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10 <text:s/>sudo raspi-conf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11 <text:s/>sudo apt-get install libjpeg8-dev imagemagick libv41-de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12 <text:s/>sudo ln -s /usr/include/linux/videodev2.h /usr/include/linux/videodev.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13 <text:s/>wget http://sourceforge.net/code-snapshots/svn/m/mj/mjpg-streamer/code/mjpg-streamer-code-182.zi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14 <text:s/>unzip mjpg-streamer-code-182.zi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15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16 <text:s/>cd mjpg-streamer-code-182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17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18 <text:s/>cd mjpg-strea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19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20 <text:s/>ma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21 <text:s/>vi jpeg_utils.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22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23 <text:s/>./start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24 <text:s/>ma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25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26 <text:s/>make mjpg_streamer input_file.so output_http.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27 <text:s/>sudo cp mjpg_streamer /usr/local/b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28 <text:s/>suco cp output_http.so input_file.so /usr/local/li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29 <text:s/>suco cp output_http.so input_file.so /usr/local/lib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30 <text:s/>sucd cp output_http.so input_file.so /usr/local/lib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31 <text:s/>sudo cp output_http.so input_file.so /usr/local/lib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32 <text:s/>suco cp -R www /usr/local/ww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33 <text:s/>sudo cp -R www /usr/local/ww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34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35 <text:s/>raspistill --nopreview -w 640 -h 480 -q 5 -o /tmp/stream/pic.jpg -t1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36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37 <text:s/>g_stramer -i “input_file.mmal: Skipping frame 144 to restart at frame 149ww”mmal: Skipping frame 150 to restart at farme 155 /usr/local/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38 <text:s/>g_streamer -i “input_file.mmal: Skipping frame 144 to restart at frame 149ww”mmal: Skipping frame 150 to restart at farme 155 /usr/local/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39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40 <text:s/>g_streamer -i “input_file.mmal: Skipping frame 144 to restart at frame 149ww”mmal: Skipping frame 150 to restart at farme 155 /usr/local/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41 <text:s/>raspistill --nopreview -w 640 -h 480 -q 5 -o /tmp/stream/pic.jpg -t1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42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43 <text:s/>sudo raspi-conf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44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45 <text:s/>sudo apt-get upd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46 <text:s/>sudo apt-get upg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47 <text:s/>sudo rpi-upd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48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49 <text:s/>g_streamer -i “input_file.mmal: Skipping frame 144 to restart at frame 149ww”mmal: Skipping frame 150 to restart at farme 155 /usr/local/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50 <text:s/>pw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51 <text:s/>cd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52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53 <text:s/>pw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54 <text:s/>sudo cp output_http.so input_file.so /usr/local/lib/m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55 <text:s/>m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56 <text:s/>sudo apt-get install m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57 <text:s/>m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58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59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60 <text:s/>m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61 <text:s/>make mjpg_streamer input_file.so output_http.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62 <text:s/>sudo spt-get install vl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63 <text:s/>sudo apt-get install vl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64 <text:s/>aspivid -o - -t 0 -hf -w 800 -h 400 -fps 24 |cvlc -vvv stream:///dev/stdin --sout '#standard{access=http,mux=ts,dst=:8160}' :demux=h2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65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66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67 <text:s/>raspistill --nopreview -w 640 -h 480 -q 5 -o /tmp/stream/pic.jpg -t1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68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69 <text:s/>sudo spt-get install vlcg_streamer -i “input_file.ww” /usr/local/w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70 <text:s/>g_streamer -i “input_file.ww” /usr/local/w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71 <text:s/>g_streamer -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72 <text:s/>sudo spt-get install vlcg_streamer -i “input_file.ww” /usr/local/w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73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74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75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76 <text:s/>mjpg_streamer -i “input_file.ww” /usr/local/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77 <text:s/>mjpg_streamer -i “input_file.ww” /usr/local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78 <text:s/>mjpg_streamer -i <text:s/>“input_file.so -f /tmp/stream -n pic.jpg “ -o “ output_http.so -w ./www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jpg_streamer -i <text:s/>“input_file.ww” -f /tmp/stream -n pic.jpg “ -o “ output_http.so -w ./usr/local/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80 <text:s/>mjpg_streamer -i <text:s/>“input_file.so” -f /tmp/stream -n pic.jpg “ -o “ output_http.so -w ./usr/local/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81 <text:s/>mjpg_streamer -i <text:s/>“input_file.so” <text:s/>/tmp/stream -n pic.jpg “ -o “ output_http.so -w ./usr/local/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82 <text:s/>mjpg_streamer -i <text:s/>“input_file.so” <text:s/>/tmp/stream <text:s/>pic.jpg “ -o “ output_http.so -w ./usr/local/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83 <text:s/>mjpg_streamer -i <text:s/>“input_file.so” <text:s/>/tmp/stream <text:s/>pic.jpg “ -o “ output_http.so <text:s/>./usr/local/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84 <text:s/>mjpg_streamer -i <text:s/>“input_file.so” -f /tmp/stream -n pic.jpg “ -o “ output_http.so -w ./usr/local/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85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86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87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88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89 <text:s/>mjpg_streamer -i <text:s/>“input_file.so <text:s/>-f /tmp/stream <text:s/>-n pic.jpg “ -o “ output_http.so <text:s/>-w .www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90 <text:s/>./mjpg_streamer -i "input_file.so -f /tmp/stream -n pic.jpg" -o "output_http.so -w ./www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91 <text:s/>mjpg_streamer -i "input_file.so -f /tmp/stream -n pic.jpg" -o "output_http.so -w ./www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92 <text:s/>m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93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94 <text:s/>cd mjpg-streamer-code-182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95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96 <text:s/>cd mjpg-strea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97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98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99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00 <text:s/>mjpg_streamer -i "input_file.so -f /tmp/stream -n pic.jpg" -o "output_http.so -w ./www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01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02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03 <text:s/>restart mm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04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05 <text:s/>m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06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07 <text:s/>cd mjpg-streamer-code-182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08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09 <text:s/>cd mjpg-strea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10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11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12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13 <text:s/>LD_LIBRARY_PATH=./ ./mjpg_streamer -i "input_file.so -f /tmp/stream -n pic.jpg" -o "output_http.so -w ./www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14 <text:s/>m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15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16 <text:s/>cd mjpg-streamer-code-182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17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18 <text:s/>cd mjpg-strea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19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20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21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22 <text:s/>cd mjpg-streamer-code-182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23 <text:s/>cd mjpg-strea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24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25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26 <text:s/>LD_LIBRARY_PATH=./ ./mjpg_streamer -i "input_file.so -f /tmp/stream -n pic.jpg" -o "output_http.so -w ./www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27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28 <text:s/>raspistill --nopreview -w 640 -h 480 -q 5 -o /tmp/stream/pic.jpg -tl 4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29 <text:s/>LD_LIBRARY_PATH=./ ./mjpg_streamer -i "input_file.so -f /tmp/stream -n pic.jpg" -o "output_http.so -w ./www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30 <text:s/>raspistill --nopreview -w 640 -h 480 -q 5 -o /tmp/stream/pic.jpg -tl 5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31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32 <text:s/>raspistill --nopreview -w 640 -h 480 -q 5 -o /tmp/stream/pic.jpg -tl 5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33 <text:s/>LD_LIBRARY_PATH=./ ./mjpg_streamer -i "input_file.so -f /tmp/stream -n pic.jpg" -o "output_http.so -w ./www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34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35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36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37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38 <text:s/>cd m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39 <text:s/>cd mjpg-streamer-code-182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40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41 <text:s/>cd mjpg-strea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42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43 <text:s/>raspistill --nopreview -w 640 -h 5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44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45 <text:s/>sudo /etc/init.d/motion sta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46 <text:s/>resta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47 <text:s/>ex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48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49 <text:s/>cd mjpg-streamer-code-182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50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51 <text:s/>cd mjpg-strea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52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53 <text:s/>raspistill --nopreview -w 640 -h 480 -q 5 -o /tmp/stream/pic.jpg -tl 100 -t 99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54 <text:s/>histo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55 <text:s/>mkdir /tmp/stre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56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57 <text:s/>cd mjpg-streamer-code-182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58 <text:s/>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59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60 <text:s/>cd mjpg-strea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61 <text:s/>raspistill --nopreview -w 640 -h 480 -q 5 -o /tmp/stream/pic.jpg -tl 50 -t 99999 -th 0:0:0 &amp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62 <text:s/>sudo nano /etc/network/interfa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63 <text:s/>sudo raspi-conf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64 <text:s/>sudo apt-get upd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65 <text:s/>sudo apt-get dist-upg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66 <text:s/>git clone https://github.com/silvanmelchior/RPi_Cam_web_Interface.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67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68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69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70 <text:s/>chmod u+x RPi_Cam_Web_Interface_Installer.sh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71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72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73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74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75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76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77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78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79 <text:s/>./RPi_Cam_Web_Interface_Installer.sh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80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81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82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83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84 <text:s/>sudo raspi-conf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85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86 <text:s/>chmod u+x RPi_Cam_Web_Interface_Installer.sh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87 <text:s/>sudo apt-get dist-upg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88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89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90 <text:s/>git clone https://github.com/silvanmelchior/RPi_Cam_web_Interface.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91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92 <text:s/>chmod u+x RPi_Cam_Web_Interface_Installer.sh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93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94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95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96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97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98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199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00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01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02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03 <text:s/>put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04 <text:s/>sudo apt-get install putty-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05 <text:s/>sudo apt-get install put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06 <text:s/>put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07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08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09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10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11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12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13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14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15 <text:s/>ifconf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16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17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18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19 <text:s/>ifconf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20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21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22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23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24 <text:s/>ifconf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25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26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27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28 <text:s/>chmod u+x RPi_Cam_Web_Interface_Installer.sh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29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30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31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32 <text:s/>sudo apt-get install vl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33 <text:s/>raspivid -o - -t 99999 -w 640 -h 360 -fps 25|cvlc stream:///dev/stdin --sout '#standard{access=http,mux=ts,dst=:8090}' :demux=h2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34 <text:s/>raspivid -o - -t 99.999 -w 640 -h 360 -fps 25|cvlc stream:///dev/stdin --sout '#standard{access=http,mux=ts,dst=:8090}' :demux=h2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35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36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37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38 <text:s/>cat stream.sh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39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40 <text:s/>chmod 777 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41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42 <text:s/>cl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43 <text:s/>sudo apt-get install pulseaud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44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45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46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47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48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49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50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51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52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53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54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55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56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57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58 <text:s/>chmod 777 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59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60 <text:s/>chmod 777 c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61 <text:s/>./c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62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63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64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65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66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67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68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69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70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71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72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73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74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75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76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77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78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79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80 <text:s/>sudo pip install flas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81 <text:s/>sudo pip install rp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82 <text:s/>sudo pip reinstall rp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83 <text:s/>sudo apt-get install python-setuptoo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84 <text:s/>sudo easy_install -U RP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85 <text:s/>git clone https://github.com/metachris/RPIO.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86 <text:s/>git clone https://github.com/metachiris/RPIO.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87 <text:s/>git clone https://github.com/metachris/RPIO.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88 <text:s/>cd RP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89 <text:s/>sudo python setup.py insta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90 <text:s/>git clone https://github.com/limuxy/RPIO.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91 <text:s/>sudo python setup.py insta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92 <text:s/>cd.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93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94 <text:s/>git clone https://github.com/limuxy/RPIO.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95 <text:s/>sudo python setup.py insta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96 <text:s/>cd RP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97 <text:s/>sudo python setup.py insta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98 <text:s/>sudo apt-get install python-dev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299 <text:s/>sudo apt-get install python3-dev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00 <text:s/>sudo python setup.py insta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01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02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03 <text:s/>cd MeArm-master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04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05 <text:s/>cd RPi_Cam_web_Interface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06 <text:s/>./RPi_Cam_Web_Interface_Installer.sh instal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07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08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09 <text:s/>./stream.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10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11 <text:s/>vi servo.c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12 <text:s/>cat ser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13 <text:s/>cat servo.c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14 <text:s/>audo apt-get install v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15 <text:s/>sudo apt-get install v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16 <text:s/>vim servo.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17 <text:s/>gcc -o servo servo.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18 <text:s/>vim servo.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19 <text:s/>vim servo.c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20 <text:s/>gcc -o servo servo.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21 <text:s/>vim servo.c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22 <text:s/>gcc -o servo servo.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23 <text:s/>vim servo.c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24 <text:s/>gcc -o servo servo.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25 <text:s/>vim servo.c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26 <text:s/>gcc -o servo servo.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27 <text:s/>vim servo.c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28 <text:s/>vim iostream.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29 <text:s/>vim servo.c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30 <text:s/>gcc -o servo servo.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31 <text:s/>vim servo.c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32 <text:s/>gcc -o servo servo.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33 <text:s/>mkdir 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34 <text:s/>cd 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35 <text:s/>vim servo.c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36 <text:s/>gcc -o servo servo.cp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37 <text:s/>cd .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38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39 <text:s/>cd Downloads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40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41 <text:s/>cd exploringrpi-master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42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43 <text:s/>cd chp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44 <text:s/>cd .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45 <text:s/>cd chp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46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47 <text:s/>cd wiringPi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48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49 <text:s/>ls -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50 <text:s/>./ser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51 <text:s/>sudo ./ser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52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53 <text:s/>cd wiringPi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54 <text:s/>cd exploringrpi-master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55 <text:s/>cd Downloads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56 <text:s/>cd exploringrpi-master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57 <text:s/>cd chp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58 <text:s/>cd wiringPi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59 <text:s/>sudo ./ser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60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61 <text:s/>sudo pyth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62 <text:s/>cl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63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64 <text:s/>sudo python ./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65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66 <text:s/>sudo python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67 <text:s/>sudo python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68 <text:s/>mkdir testSer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69 <text:s/>cd testSer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70 <text:s/>nano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71 <text:s/>sudo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72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73 <text:s/>sudo python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74 <text:s/>nano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75 <text:s/>sudo python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76 <text:s/>nano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77 <text:s/>sudo python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78 <text:s/>nano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79 <text:s/>sudo python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80 <text:s/>nano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81 <text:s/>sudo python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82 <text:s/>nano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83 <text:s/>sudo python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84 <text:s/>nano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85 <text:s/>nano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86 <text:s/>sudo python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87 <text:s/>nano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88 <text:s/>sudo python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89 <text:s/>nano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90 <text:s/>sudo python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91 <text:s/>nano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92 <text:s/>sudo python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93 <text:s/>nano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94 <text:s/>sudo python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95 <text:s/>nano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96 <text:s/>sudo python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97 <text:s/>nano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98 <text:s/>sudo python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399 <text:s/>nano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00 <text:s/>sudo python servo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01 <text:s/>nano servo2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02 <text:s/>sudo python servo2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03 <text:s/>nano servo2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04 <text:s/>sudo python servo2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05 <text:s/>nano servo2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06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07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08 <text:s/>cd MeArm-master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09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10 <text:s/>nano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11* nano arm.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12 <text:s/>sudo python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13 <text:s/>nano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14 <text:s/>sudo python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15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16 <text:s/>cd RP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17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18 <text:s/>cd __init__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19 <text:s/>cd .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20 <text:s/>sudo python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21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22 <text:s/>sudo python arm_cmd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23 <text:s/>c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24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25 <text:s/>cd testSer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26 <text:s/>ls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27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28 <text:s/>sudo python servo3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29 <text:s/>sudo python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30 <text:s/>sudo python servo2motors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31 <text:s/>sudo python servo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32 <text:s/>sudo python servo2motors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33 <text:s/>sudo python test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34 <text:s/>sudo python servo2motors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35*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36 <text:s/>sudo python servo2motors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37 <text:s/>sudo python test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38 <text:s/>sudo python servo3motors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39 <text:s/>sudo python test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40 <text:s/>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41 <text:s/>sudo python clamp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42 <text:s/>sudo python test1.p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2"/>443 <text:s/>histo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@raspberrypi:~/testServo 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0:36:12.190684673</meta:creation-date>
    <dc:date>2016-11-07T00:36:51.570192902</dc:date>
    <meta:editing-duration>PT40S</meta:editing-duration>
    <meta:editing-cycles>1</meta:editing-cycles>
    <meta:document-statistic meta:table-count="1" meta:cell-count="444" meta:object-count="0"/>
    <meta:generator>LibreOffice/4.3.3.2$Linux_ARM_EABI LibreOffice_project/430m0$Build-2</meta:generator>
  </office:meta>
</office:document-meta>
</file>